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 svg:font-family="Consola"/>
    <style:font-face style:name="TeX Gyre Termes" svg:font-family="'TeX Gyre Termes'"/>
    <style:font-face style:name="Arial1"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4pt" officeooo:paragraph-rsid="000bcbc4" style:font-size-asian="14pt" style:font-size-complex="14pt"/>
    </style:style>
    <style:style style:name="P5" style:family="paragraph" style:parent-style-name="Standard">
      <style:text-properties fo:font-size="12pt" officeooo:rsid="000f0794" officeooo:paragraph-rsid="000f0794" style:font-size-asian="10.5pt" style:font-size-complex="12pt"/>
    </style:style>
    <style:style style:name="P6" style:family="paragraph" style:parent-style-name="Standard">
      <style:text-properties fo:font-size="10pt" officeooo:rsid="0010e4d2" officeooo:paragraph-rsid="000f0794" style:font-size-asian="10pt" style:font-size-complex="10pt"/>
    </style:style>
    <style:style style:name="P7" style:family="paragraph" style:parent-style-name="Standard">
      <style:text-properties style:text-position="0% 100%" fo:font-size="12pt" officeooo:rsid="00103ea0" officeooo:paragraph-rsid="000f0794" style:font-size-asian="10.5pt" style:font-size-complex="12pt"/>
    </style:style>
    <style:style style:name="P8" style:family="paragraph" style:parent-style-name="Standard">
      <style:text-properties style:text-position="0% 100%" fo:font-size="12pt" officeooo:rsid="00103ea0" officeooo:paragraph-rsid="00103ea0" style:font-size-asian="10.5pt" style:font-size-complex="12pt"/>
    </style:style>
    <style:style style:name="P9" style:family="paragraph" style:parent-style-name="Standard">
      <style:text-properties style:text-position="0% 100%" fo:font-size="12pt" officeooo:rsid="0010e4d2" officeooo:paragraph-rsid="000f0794" style:font-size-asian="10.5pt" style:font-size-complex="12pt"/>
    </style:style>
    <style:style style:name="P10" style:family="paragraph" style:parent-style-name="Standard">
      <style:text-properties style:text-position="0% 100%" fo:font-size="12pt" officeooo:rsid="000f0794" officeooo:paragraph-rsid="000f0794" style:font-size-asian="10.5pt" style:font-size-complex="12pt"/>
    </style:style>
    <style:style style:name="P11" style:family="paragraph" style:parent-style-name="Standard">
      <style:text-properties style:text-position="0% 100%" style:font-name="Arial1" fo:font-size="12pt" officeooo:rsid="00103ea0" officeooo:paragraph-rsid="00103ea0" style:font-name-asian="TeX Gyre Termes" style:font-size-asian="10.5pt" style:font-name-complex="TeX Gyre Termes" style:font-size-complex="12pt"/>
    </style:style>
    <style:style style:name="P12" style:family="paragraph" style:parent-style-name="Standard">
      <style:text-properties style:font-name="Arial1" fo:font-size="12pt" officeooo:rsid="00103ea0" officeooo:paragraph-rsid="00103ea0" style:font-size-asian="10.5pt" style:font-size-complex="12pt"/>
    </style:style>
    <style:style style:name="P13" style:family="paragraph" style:parent-style-name="Standard">
      <style:text-properties style:font-name="Arial1" fo:font-size="12pt" officeooo:rsid="001513a5" officeooo:paragraph-rsid="001513a5" style:font-size-asian="10.5pt" style:font-size-complex="12pt"/>
    </style:style>
    <style:style style:name="P14" style:family="paragraph" style:parent-style-name="Standard">
      <style:text-properties style:font-name="Arial1" fo:font-size="12pt" fo:font-weight="bold" officeooo:rsid="00164c84" officeooo:paragraph-rsid="00164c84" style:font-size-asian="10.5pt" style:font-weight-asian="bold" style:font-size-complex="12pt" style:font-weight-complex="bold"/>
    </style:style>
    <style:style style:name="P15" style:family="paragraph" style:parent-style-name="Standard">
      <style:text-properties style:font-name="Arial1" fo:font-size="12pt" fo:font-weight="bold" officeooo:rsid="001a9df3" officeooo:paragraph-rsid="001a9df3" style:font-size-asian="10.5pt" style:font-weight-asian="bold" style:font-size-complex="12pt" style:font-weight-complex="bold"/>
    </style:style>
    <style:style style:name="P16" style:family="paragraph" style:parent-style-name="Standard">
      <style:text-properties style:font-name="Arial1" fo:font-size="12pt" fo:font-weight="bold" officeooo:rsid="001a9df3" officeooo:paragraph-rsid="002ac676" style:font-size-asian="10.5pt" style:font-weight-asian="bold" style:font-size-complex="12pt" style:font-weight-complex="bold"/>
    </style:style>
    <style:style style:name="P17" style:family="paragraph" style:parent-style-name="Standard">
      <style:text-properties style:font-name="Arial1" fo:font-size="12pt" fo:font-weight="bold" officeooo:rsid="0024cc0c" officeooo:paragraph-rsid="0024cc0c" style:font-size-asian="10.5pt" style:font-weight-asian="bold" style:font-size-complex="12pt" style:font-weight-complex="bold"/>
    </style:style>
    <style:style style:name="P18" style:family="paragraph" style:parent-style-name="Standard">
      <style:text-properties style:font-name="Arial1" fo:font-size="12pt" fo:font-weight="normal" officeooo:rsid="00164c84" officeooo:paragraph-rsid="00164c84" style:font-size-asian="10.5pt" style:font-weight-asian="normal" style:font-size-complex="12pt" style:font-weight-complex="normal"/>
    </style:style>
    <style:style style:name="P19" style:family="paragraph" style:parent-style-name="Standard">
      <style:text-properties style:font-name="Arial1" fo:font-size="12pt" fo:font-weight="normal" officeooo:rsid="002c45eb" officeooo:paragraph-rsid="002c45eb" style:font-size-asian="10.5pt" style:font-weight-asian="normal" style:font-size-complex="12pt" style:font-weight-complex="normal"/>
    </style:style>
    <style:style style:name="P20" style:family="paragraph" style:parent-style-name="Standard">
      <style:paragraph-properties fo:line-height="100%"/>
      <style:text-properties style:font-name="Consola" fo:font-size="10pt" fo:font-weight="bold" officeooo:rsid="001c5bff" officeooo:paragraph-rsid="00213c21" style:font-size-asian="10pt" style:font-weight-asian="bold" style:font-size-complex="10pt" style:font-weight-complex="bold"/>
    </style:style>
    <style:style style:name="P21" style:family="paragraph" style:parent-style-name="Standard">
      <style:paragraph-properties fo:line-height="100%"/>
      <style:text-properties style:font-name="Consola" fo:font-size="10pt" fo:font-weight="bold" officeooo:rsid="001e0c46" officeooo:paragraph-rsid="00213c21" style:font-size-asian="10pt" style:font-weight-asian="bold" style:font-size-complex="10pt" style:font-weight-complex="bold"/>
    </style:style>
    <style:style style:name="P22" style:family="paragraph" style:parent-style-name="Standard">
      <style:paragraph-properties fo:line-height="100%"/>
      <style:text-properties style:font-name="Consola" fo:font-size="10pt" fo:font-weight="bold" officeooo:rsid="001e0c46" officeooo:paragraph-rsid="001e0c46" style:font-size-asian="10pt" style:font-weight-asian="bold" style:font-size-complex="10pt" style:font-weight-complex="bold"/>
    </style:style>
    <style:style style:name="P23" style:family="paragraph" style:parent-style-name="Standard">
      <style:paragraph-properties fo:line-height="100%"/>
      <style:text-properties style:font-name="Consola" fo:font-size="10pt" fo:font-weight="bold" officeooo:rsid="0024cc0c" officeooo:paragraph-rsid="0024cc0c" style:font-size-asian="10pt" style:font-weight-asian="bold" style:font-size-complex="10pt" style:font-weight-complex="bold"/>
    </style:style>
    <style:style style:name="P24" style:family="paragraph" style:parent-style-name="Standard">
      <style:paragraph-properties fo:line-height="100%"/>
      <style:text-properties style:font-name="Consola" fo:font-size="10pt" fo:font-weight="bold" officeooo:rsid="002676fa" officeooo:paragraph-rsid="002676fa" style:font-size-asian="10pt" style:font-weight-asian="bold" style:font-size-complex="10pt" style:font-weight-complex="bold"/>
    </style:style>
    <style:style style:name="P25" style:family="paragraph" style:parent-style-name="Standard">
      <style:paragraph-properties fo:line-height="100%"/>
      <style:text-properties style:font-name="Consola" fo:font-size="10pt" fo:font-weight="bold" officeooo:rsid="002676fa" officeooo:paragraph-rsid="00275fdb" style:font-size-asian="10pt" style:font-weight-asian="bold" style:font-size-complex="10pt" style:font-weight-complex="bold"/>
    </style:style>
    <style:style style:name="P26" style:family="paragraph" style:parent-style-name="Standard">
      <style:paragraph-properties fo:line-height="100%"/>
      <style:text-properties style:font-name="Consola" fo:font-size="10pt" fo:font-weight="bold" officeooo:rsid="00293ea7" officeooo:paragraph-rsid="00293ea7" style:font-size-asian="10pt" style:font-weight-asian="bold" style:font-size-complex="10pt" style:font-weight-complex="bold"/>
    </style:style>
    <style:style style:name="P27" style:family="paragraph" style:parent-style-name="Standard">
      <style:paragraph-properties fo:line-height="100%"/>
      <style:text-properties style:font-name="Consola" fo:font-size="10pt" fo:font-weight="normal" officeooo:rsid="001c5bff" officeooo:paragraph-rsid="00213c21" style:font-size-asian="10pt" style:font-weight-asian="normal" style:font-size-complex="10pt" style:font-weight-complex="normal"/>
    </style:style>
    <style:style style:name="P28" style:family="paragraph" style:parent-style-name="Standard">
      <style:paragraph-properties fo:line-height="100%"/>
      <style:text-properties style:font-name="Consola" fo:font-size="10pt" fo:font-weight="normal" officeooo:rsid="001c5bff" officeooo:paragraph-rsid="001c5bff" style:font-size-asian="10pt" style:font-weight-asian="normal" style:font-size-complex="10pt" style:font-weight-complex="normal"/>
    </style:style>
    <style:style style:name="P29" style:family="paragraph" style:parent-style-name="Standard">
      <style:paragraph-properties fo:line-height="100%"/>
      <style:text-properties style:font-name="Consola" fo:font-size="10pt" fo:font-weight="normal" officeooo:rsid="001e0c46" officeooo:paragraph-rsid="001e0c46" style:font-size-asian="10pt" style:font-weight-asian="normal" style:font-size-complex="10pt" style:font-weight-complex="normal"/>
    </style:style>
    <style:style style:name="P30" style:family="paragraph" style:parent-style-name="Standard">
      <style:paragraph-properties fo:line-height="100%"/>
      <style:text-properties style:font-name="Consola" fo:font-size="10pt" fo:font-weight="normal" officeooo:rsid="002423ff" officeooo:paragraph-rsid="002423ff" style:font-size-asian="10pt" style:font-weight-asian="normal" style:font-size-complex="10pt" style:font-weight-complex="normal"/>
    </style:style>
    <style:style style:name="P31" style:family="paragraph" style:parent-style-name="Standard">
      <style:paragraph-properties fo:line-height="100%"/>
      <style:text-properties style:font-name="Consola" fo:font-size="10pt" fo:font-weight="normal" officeooo:rsid="002423ff" officeooo:paragraph-rsid="00275fdb" style:font-size-asian="10pt" style:font-weight-asian="normal" style:font-size-complex="10pt" style:font-weight-complex="normal"/>
    </style:style>
    <style:style style:name="P32" style:family="paragraph" style:parent-style-name="Standard">
      <style:paragraph-properties fo:line-height="100%"/>
      <style:text-properties style:font-name="Consola" fo:font-size="10pt" officeooo:rsid="001e0c46" officeooo:paragraph-rsid="0022bcf5" style:font-size-asian="10pt" style:font-size-complex="10pt"/>
    </style:style>
    <style:style style:name="P33" style:family="paragraph" style:parent-style-name="Title">
      <style:text-properties fo:font-size="36pt" style:font-size-asian="36pt" style:font-size-complex="36pt"/>
    </style:style>
    <style:style style:name="P34" style:family="paragraph" style:parent-style-name="Title">
      <style:paragraph-properties fo:text-align="center" style:justify-single-word="false"/>
      <style:text-properties fo:font-size="40pt" style:font-size-asian="40pt" style:font-size-complex="40pt"/>
    </style:style>
    <style:style style:name="P35" style:family="paragraph" style:parent-style-name="Title">
      <style:paragraph-properties fo:text-align="center" style:justify-single-word="false"/>
      <style:text-properties fo:font-size="22pt" officeooo:paragraph-rsid="000bcbc4" style:font-size-asian="22pt" style:font-size-complex="22pt"/>
    </style:style>
    <style:style style:name="P36" style:family="paragraph" style:parent-style-name="Title">
      <style:paragraph-properties fo:text-align="center" style:justify-single-word="false"/>
      <style:text-properties fo:font-size="6pt" officeooo:paragraph-rsid="000bcbc4" style:font-size-asian="5.25pt" style:font-size-complex="6pt"/>
    </style:style>
    <style:style style:name="P37" style:family="paragraph" style:parent-style-name="Heading_20_1">
      <style:paragraph-properties fo:break-before="page"/>
      <style:text-properties fo:font-size="22pt" officeooo:rsid="000bcbc4" officeooo:paragraph-rsid="000bcbc4" style:font-size-asian="22pt" style:font-size-complex="22pt"/>
    </style:style>
    <style:style style:name="P38" style:family="paragraph" style:parent-style-name="Heading_20_1">
      <style:text-properties fo:font-size="22pt" officeooo:rsid="002dd102" officeooo:paragraph-rsid="002dd102" style:font-size-asian="22pt" style:font-size-complex="22pt"/>
    </style:style>
    <style:style style:name="P39" style:family="paragraph" style:parent-style-name="Standard">
      <style:paragraph-properties fo:text-align="end" style:justify-single-word="false"/>
      <style:text-properties fo:font-size="14pt" officeooo:paragraph-rsid="000bcbc4" style:font-size-asian="14pt" style:font-size-complex="14pt"/>
    </style:style>
    <style:style style:name="P40" style:family="paragraph" style:parent-style-name="Standard">
      <style:paragraph-properties fo:line-height="100%"/>
      <style:text-properties style:font-name="Consola" fo:font-size="10pt" fo:font-weight="normal" officeooo:rsid="00275fdb" officeooo:paragraph-rsid="002676fa" style:font-size-asian="10pt" style:font-weight-asian="normal" style:font-size-complex="10pt" style:font-weight-complex="normal"/>
    </style:style>
    <style:style style:name="P41" style:family="paragraph" style:parent-style-name="Standard">
      <style:paragraph-properties fo:line-height="100%"/>
      <style:text-properties style:text-position="0% 100%" style:font-name="Consola" fo:font-size="10pt" fo:font-weight="normal" officeooo:rsid="00293ea7" officeooo:paragraph-rsid="002676fa"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fo:font-size="12pt" officeooo:rsid="002ed530" officeooo:paragraph-rsid="002ed530" style:font-size-asian="10.5pt" style:font-size-complex="12pt"/>
    </style:style>
    <style:style style:name="P43" style:family="paragraph" style:parent-style-name="Standard">
      <style:paragraph-properties fo:text-align="justify" style:justify-single-word="false"/>
      <style:text-properties fo:font-size="12pt" officeooo:rsid="002ed530" officeooo:paragraph-rsid="002f7d76" style:font-size-asian="10.5pt" style:font-size-complex="12pt"/>
    </style:style>
    <style:style style:name="P44" style:family="paragraph" style:parent-style-name="Standard">
      <style:paragraph-properties fo:text-align="justify" style:justify-single-word="false"/>
      <style:text-properties fo:font-size="12pt" officeooo:rsid="002f7d76" officeooo:paragraph-rsid="002f7d76" style:font-size-asian="10.5pt" style:font-size-complex="12pt"/>
    </style:style>
    <style:style style:name="P45" style:family="paragraph" style:parent-style-name="Standard">
      <style:paragraph-properties fo:text-align="justify" style:justify-single-word="false"/>
      <style:text-properties fo:font-size="12pt" officeooo:rsid="000d4866" officeooo:paragraph-rsid="000d4866" style:font-size-asian="10.5pt" style:font-size-complex="12pt"/>
    </style:style>
    <style:style style:name="P46" style:family="paragraph" style:parent-style-name="Standard">
      <style:paragraph-properties fo:text-align="justify" style:justify-single-word="false"/>
      <style:text-properties fo:font-size="12pt" officeooo:rsid="000f0794" officeooo:paragraph-rsid="000f0794" style:font-size-asian="10.5pt" style:font-size-complex="12pt"/>
    </style:style>
    <style:style style:name="P47" style:family="paragraph" style:parent-style-name="Standard">
      <style:paragraph-properties fo:text-align="justify" style:justify-single-word="false"/>
      <style:text-properties style:font-name="Arial1" fo:font-size="12pt" officeooo:rsid="001513a5" officeooo:paragraph-rsid="001513a5" style:font-size-asian="10.5pt" style:font-size-complex="12pt"/>
    </style:style>
    <style:style style:name="P48" style:family="paragraph" style:parent-style-name="Title" style:master-page-name="First_20_Page">
      <style:paragraph-properties style:page-number="auto"/>
      <style:text-properties fo:font-size="36pt" style:font-size-asian="36pt" style:font-size-complex="36pt"/>
    </style:style>
    <style:style style:name="P49" style:family="paragraph">
      <style:paragraph-properties fo:text-align="center"/>
    </style:style>
    <style:style style:name="P50" style:family="paragraph">
      <loext:graphic-properties draw:fill-color="#ffffff"/>
      <style:paragraph-properties fo:text-align="center"/>
    </style:style>
    <style:style style:name="T1" style:family="text">
      <style:text-properties officeooo:rsid="000bcbc4"/>
    </style:style>
    <style:style style:name="T2" style:family="text">
      <style:text-properties officeooo:rsid="000f0794"/>
    </style:style>
    <style:style style:name="T3" style:family="text">
      <style:text-properties style:text-position="sub 58%"/>
    </style:style>
    <style:style style:name="T4" style:family="text">
      <style:text-properties style:text-position="0% 100%"/>
    </style:style>
    <style:style style:name="T5" style:family="text">
      <style:text-properties style:text-position="0% 100%" officeooo:rsid="00103ea0"/>
    </style:style>
    <style:style style:name="T6" style:family="text">
      <style:text-properties style:text-position="0% 100%" style:font-name-asian="TeX Gyre Termes" style:font-name-complex="TeX Gyre Termes"/>
    </style:style>
    <style:style style:name="T7" style:family="text">
      <style:text-properties style:text-position="0% 100%" officeooo:rsid="0010e4d2" style:font-name-asian="TeX Gyre Termes" style:font-name-complex="TeX Gyre Termes"/>
    </style:style>
    <style:style style:name="T8" style:family="text">
      <style:text-properties style:text-position="0% 100%" officeooo:rsid="00156a09" style:font-name-asian="TeX Gyre Termes" style:font-name-complex="TeX Gyre Termes"/>
    </style:style>
    <style:style style:name="T9" style:family="text">
      <style:text-properties style:text-position="0% 100%" officeooo:rsid="0010e4d2"/>
    </style:style>
    <style:style style:name="T10" style:family="text">
      <style:text-properties style:text-position="0% 100%" fo:font-weight="normal" officeooo:rsid="00293ea7" style:font-weight-asian="normal" style:font-weight-complex="normal"/>
    </style:style>
    <style:style style:name="T11" style:family="text">
      <style:text-properties style:text-position="0% 100%" officeooo:rsid="00293ea7"/>
    </style:style>
    <style:style style:name="T12" style:family="text">
      <style:text-properties officeooo:rsid="00156a09"/>
    </style:style>
    <style:style style:name="T13" style:family="text">
      <style:text-properties officeooo:rsid="00164c84"/>
    </style:style>
    <style:style style:name="T14" style:family="text">
      <style:text-properties officeooo:rsid="001e0c46"/>
    </style:style>
    <style:style style:name="T15" style:family="text">
      <style:text-properties officeooo:rsid="001ee3a0"/>
    </style:style>
    <style:style style:name="T16" style:family="text">
      <style:text-properties officeooo:rsid="00213c21"/>
    </style:style>
    <style:style style:name="T17" style:family="text">
      <style:text-properties fo:font-weight="bold" style:font-weight-asian="bold" style:font-weight-complex="bold"/>
    </style:style>
    <style:style style:name="T18" style:family="text">
      <style:text-properties fo:font-weight="bold" officeooo:rsid="00213c21" style:font-weight-asian="bold" style:font-weight-complex="bold"/>
    </style:style>
    <style:style style:name="T19" style:family="text">
      <style:text-properties fo:font-weight="bold" officeooo:rsid="001e0c46" style:font-weight-asian="bold" style:font-weight-complex="bold"/>
    </style:style>
    <style:style style:name="T20" style:family="text">
      <style:text-properties fo:font-weight="bold" officeooo:rsid="0022bcf5" style:font-weight-asian="bold" style:font-weight-complex="bold"/>
    </style:style>
    <style:style style:name="T21" style:family="text">
      <style:text-properties fo:font-weight="bold" officeooo:rsid="001ee3a0" style:font-weight-asian="bold" style:font-weight-complex="bold"/>
    </style:style>
    <style:style style:name="T22" style:family="text">
      <style:text-properties fo:font-weight="bold" officeooo:rsid="001c5bff" style:font-weight-asian="bold" style:font-weight-complex="bold"/>
    </style:style>
    <style:style style:name="T23" style:family="text">
      <style:text-properties fo:font-weight="bold" officeooo:rsid="002423ff" style:font-weight-asian="bold" style:font-weight-complex="bold"/>
    </style:style>
    <style:style style:name="T24" style:family="text">
      <style:text-properties fo:font-weight="bold" officeooo:rsid="0024cc0c" style:font-weight-asian="bold" style:font-weight-complex="bold"/>
    </style:style>
    <style:style style:name="T25" style:family="text">
      <style:text-properties officeooo:rsid="0022bcf5"/>
    </style:style>
    <style:style style:name="T26" style:family="text">
      <style:text-properties fo:font-weight="normal" style:font-weight-asian="normal" style:font-weight-complex="normal"/>
    </style:style>
    <style:style style:name="T27" style:family="text">
      <style:text-properties fo:font-weight="normal" officeooo:rsid="001ee3a0" style:font-weight-asian="normal" style:font-weight-complex="normal"/>
    </style:style>
    <style:style style:name="T28" style:family="text">
      <style:text-properties fo:font-weight="normal" officeooo:rsid="0022bcf5" style:font-weight-asian="normal" style:font-weight-complex="normal"/>
    </style:style>
    <style:style style:name="T29" style:family="text">
      <style:text-properties fo:font-weight="normal" officeooo:rsid="002423ff" style:font-weight-asian="normal" style:font-weight-complex="normal"/>
    </style:style>
    <style:style style:name="T30" style:family="text">
      <style:text-properties fo:font-weight="normal" officeooo:rsid="0024cc0c" style:font-weight-asian="normal" style:font-weight-complex="normal"/>
    </style:style>
    <style:style style:name="T31" style:family="text">
      <style:text-properties fo:font-weight="normal" officeooo:rsid="00213c21" style:font-weight-asian="normal" style:font-weight-complex="normal"/>
    </style:style>
    <style:style style:name="T32" style:family="text">
      <style:text-properties fo:font-weight="normal" officeooo:rsid="001c5bff" style:font-weight-asian="normal" style:font-weight-complex="normal"/>
    </style:style>
    <style:style style:name="T33" style:family="text">
      <style:text-properties fo:font-weight="normal" officeooo:rsid="001e0c46" style:font-weight-asian="normal" style:font-weight-complex="normal"/>
    </style:style>
    <style:style style:name="T34" style:family="text">
      <style:text-properties fo:font-weight="normal" officeooo:rsid="00275fdb" style:font-weight-asian="normal" style:font-weight-complex="normal"/>
    </style:style>
    <style:style style:name="T35" style:family="text">
      <style:text-properties fo:font-weight="normal" officeooo:rsid="00293ea7" style:font-weight-asian="normal" style:font-weight-complex="normal"/>
    </style:style>
    <style:style style:name="T36" style:family="text">
      <style:text-properties officeooo:rsid="002423ff"/>
    </style:style>
    <style:style style:name="T37" style:family="text">
      <style:text-properties officeooo:rsid="001c5bff"/>
    </style:style>
    <style:style style:name="T38" style:family="text">
      <style:text-properties officeooo:rsid="00275fdb"/>
    </style:style>
    <style:style style:name="T39" style:family="text">
      <style:text-properties officeooo:rsid="00293ea7"/>
    </style:style>
    <style:style style:name="T40" style:family="text">
      <style:text-properties officeooo:rsid="002ac676"/>
    </style:style>
    <style:style style:name="T41" style:family="text">
      <style:text-properties officeooo:rsid="002f7d76"/>
    </style:style>
    <style:style style:name="T42" style:family="text">
      <style:text-properties officeooo:rsid="003028a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gr1" style:family="graphic">
      <style:graphic-properties svg:stroke-color="#000000" draw:fill-color="#ffffff" draw:textarea-horizontal-align="justify" draw:textarea-vertical-align="middle" draw:auto-grow-height="false" fo:min-height="0.6cm" fo:min-width="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_77qnu9tsu1qi"/></text:p>
      <text:p text:style-name="P33"><text:bookmark text:name="_cpq5q9jltinq"/></text:p>
      <text:p text:style-name="P33"><text:bookmark text:name="_oqp8m5jvizr3"/></text:p>
      <text:p text:style-name="P34"><text:bookmark text:name="_vsrst8mv092"/>Algoritmia Básica</text:p>
      <text:p text:style-name="P36"/>
      <text:p text:style-name="P35"><text:bookmark text:name="_6ck2sq2asyra"/>Práctica <text:span text:style-name="T1">2</text:span>: <text:span text:style-name="T1">Problema de transport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Andrés Gavín Murillo 716358</text:p>
      <text:p text:style-name="P4">Andrew Mackay 737069<text:bookmark text:name="_xdm8lsxabmoe"/><text:bookmark text:name="_2p7mb9hd58pq"/></text:p>
      <text:p text:style-name="P37">Descripción del problema</text:p>
      <text:p text:style-name="P45">Se trata de un problema, con similitudes al problema de la mochila (en este caso es un tren), donde la capacidad máxima es n y los pedidos <text:span text:style-name="T2">(p pedidos)</text:span> tienen un coste np (número de pasajeros). La principal diferencia consiste en que la restricción de la capacidad máxima se debe cumplir en todas las estaciones en las que para el tren {0..m}.</text:p>
      <text:p text:style-name="P45"/>
      <text:p text:style-name="P46">El problema se ha resuelto con la técnica de ramificación y poda, donde las soluciones son de la forma X = {x<text:span text:style-name="T3">1</text:span><text:span text:style-name="T4">..x</text:span><text:span text:style-name="T3">p</text:span><text:span text:style-name="T4">} con x</text:span><text:span text:style-name="T3">i</text:span><text:span text:style-name="T4"> = 0 para cancelar el pedido i, y x</text:span><text:span text:style-name="T3">j</text:span><text:span text:style-name="T4"> = 1 para aceptar el pedido j. Cada pedido está formado por una tupla p</text:span><text:span text:style-name="T3">i</text:span><text:span text:style-name="T4"> = {es</text:span><text:span text:style-name="T3">i</text:span><text:span text:style-name="T4">, el</text:span><text:span text:style-name="T3">i</text:span><text:span text:style-name="T4">, np</text:span><text:span text:style-name="T3">i</text:span><text:span text:style-name="T4">}, donde es</text:span><text:span text:style-name="T3">i</text:span><text:span text:style-name="T4"> es la estación de salida, el</text:span><text:span text:style-name="T3">i</text:span><text:span text:style-name="T4"> es la estación de llegada y np</text:span><text:span text:style-name="T3">i</text:span><text:span text:style-name="T4"> es el número de pasajeros. </text:span><text:span text:style-name="T5">Todas las tuplas son de tamaño fijo y las soluciones factibles.</text:span></text:p>
      <text:p text:style-name="P7"><draw:custom-shape text:anchor-type="paragraph" draw:z-index="0" draw:name="Forma1" draw:style-name="gr1" draw:text-style-name="P50" svg:width="0.847cm" svg:height="0.847cm" svg:x="6.823cm" svg:y="0.259cm"><text:p text:style-name="P49">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1" draw:style-name="gr1" draw:text-style-name="P50" svg:width="0.847cm" svg:height="0.847cm" svg:x="7.823cm" svg:y="1.259cm"><text:p text:style-name="P49">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1" draw:style-name="gr1" draw:text-style-name="P50" svg:width="0.847cm" svg:height="0.847cm" svg:x="5.823cm" svg:y="1.259cm"><text:p text:style-name="P49">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line text:anchor-type="paragraph" draw:z-index="3" draw:name="Forma2" draw:style-name="gr2" draw:text-style-name="P49" svg:x1="7.008cm" svg:y1="0.441cm" svg:x2="6.558cm" svg:y2="0.891cm"><text:p/></draw:line><draw:line text:anchor-type="paragraph" draw:z-index="4" draw:name="Forma3" draw:style-name="gr2" draw:text-style-name="P49" svg:x1="7.484cm" svg:y1="0.467cm" svg:x2="7.934cm" svg:y2="0.943cm"><text:p/></draw:line></text:p>
      <text:p text:style-name="P9"/>
      <text:p text:style-name="P6"><text:span text:style-name="T4"><text:tab/><text:tab/><text:tab/> <text:s text:c="9"/>x</text:span><text:span text:style-name="T3">1</text:span><text:span text:style-name="T4"> = 1<text:tab/><text:tab/><text:tab/>x</text:span><text:span text:style-name="T3">1</text:span><text:span text:style-name="T4"> = 0</text:span></text:p>
      <text:p text:style-name="P5"><text:span text:style-name="T4"><text:tab/><text:tab/><text:tab/><text:tab/> <text:s text:c="7"/>… <text:s text:c="11"/></text:span><text:span text:style-name="T9"><text:s/></text:span><text:span text:style-name="T4"><text:s/>… </text:span></text:p>
      <text:p text:style-name="P10"/>
      <text:p text:style-name="P8">Restricciones:</text:p>
      <text:section text:style-name="Sect1" text:name="Sección1">
        <text:p text:style-name="Standard">n ≥ 0</text:p>
        <text:p text:style-name="Standard">m = {1..7}</text:p>
        <text:p text:style-name="Standard">p = {1..22}</text:p>
        <text:p text:style-name="Standard">es<text:span text:style-name="T3">i </text:span>= {0..m-1}</text:p>
        <text:p text:style-name="Standard">el<text:span text:style-name="T3">i</text:span> = {1..m}</text:p>
        <text:p text:style-name="Standard">el<text:span text:style-name="T3">i </text:span>&gt; es<text:span text:style-name="T3">i</text:span></text:p>
        <text:p text:style-name="Standard">np<text:span text:style-name="T3">i</text:span> ≥ 0</text:p>
      </text:section>
      <text:p text:style-name="P11"/>
      <text:p text:style-name="P12"><text:span text:style-name="T6">Un nodo es factible </text:span><text:span text:style-name="T7">si para cada estación </text:span><text:span text:style-name="T7"><draw:frame draw:style-name="fr1" draw:name="Objeto1" text:anchor-type="as-char" svg:y="-0.646cm" svg:width="6.182cm" svg:height="1.203cm" draw:z-index="5"><draw:object xlink:href="./Object 1" xlink:type="simple" xlink:show="embed" xlink:actuate="onLoad"/><draw:image xlink:href="./ObjectReplacements/Object 1" xlink:type="simple" xlink:show="embed" xlink:actuate="onLoad"/></draw:frame></text:span></text:p>
      <text:p text:style-name="P47"><text:span text:style-name="T7">P</text:span><text:span text:style-name="T6">ara transformar el problema en un problema de minimización, en primer lugar se define el beneficio de un pedido i </text:span><text:span text:style-name="T8">como </text:span><draw:frame draw:style-name="fr1" draw:name="Objeto2" text:anchor-type="as-char" svg:y="-0.386cm" svg:width="3.216cm" svg:height="0.54cm" draw:z-index="6"><draw:object xlink:href="./Object 2" xlink:type="simple" xlink:show="embed" xlink:actuate="onLoad"/><draw:image xlink:href="./ObjectReplacements/Object 2" xlink:type="simple" xlink:show="embed" xlink:actuate="onLoad"/></draw:frame><text:span text:style-name="T12">y, el objetivo es maximizar el beneficio, es decir, se minimiza el beneficio negativo:</text:span></text:p>
      <text:p text:style-name="P13"><text:tab/><draw:frame draw:style-name="fr1" draw:name="Objeto3" text:anchor-type="as-char" svg:y="-0.713cm" svg:width="2.72cm" svg:height="1.139cm" draw:z-index="7"><draw:object xlink:href="./Object 3" xlink:type="simple" xlink:show="embed" xlink:actuate="onLoad"/><draw:image xlink:href="./ObjectReplacements/Object 3" xlink:type="simple" xlink:show="embed" xlink:actuate="onLoad"/></draw:frame>, <text:span text:style-name="T13">siendo los nodos factibles.</text:span></text:p>
      <text:p text:style-name="P13"/>
      <text:p text:style-name="P14">Definición de la función de coste</text:p>
      <text:p text:style-name="P18"><draw:frame draw:style-name="fr1" draw:name="Objeto4" text:anchor-type="as-char" svg:y="-1.785cm" svg:width="8.617cm" svg:height="3.48cm" draw:z-index="8"><draw:object xlink:href="./Object 4" xlink:type="simple" xlink:show="embed" xlink:actuate="onLoad"/><draw:image xlink:href="./ObjectReplacements/Object 4" xlink:type="simple" xlink:show="embed" xlink:actuate="onLoad"/></draw:frame></text:p>
      <text:p text:style-name="P18"/>
      <text:p text:style-name="P18"/>
      <text:p text:style-name="P15"><text:soft-page-break/>Definición de la función de estimación</text:p>
      <text:p text:style-name="P20">tipo <text:span text:style-name="T31">pedido = </text:span><text:span text:style-name="T16">registro</text:span></text:p>
      <text:p text:style-name="P27"><text:tab/><text:tab/><text:tab/><text:span text:style-name="T16">es, el, np, b: entero</text:span></text:p>
      <text:p text:style-name="P27"><text:tab/> <text:s text:c="11"/><text:span text:style-name="T18">freg</text:span><text:span text:style-name="T16">;</text:span></text:p>
      <text:p text:style-name="P28"/>
      <text:p text:style-name="P21">variable<text:span text:style-name="T39">s</text:span> <text:span text:style-name="T28">pedidos: </text:span><text:span text:style-name="T25">vector</text:span><text:span text:style-name="T28">[1..p] </text:span><text:span text:style-name="T25">de</text:span><text:span text:style-name="T28"> pedido;</text:span></text:p>
      <text:p text:style-name="P21"><text:span text:style-name="T28"><text:tab/> <text:s text:c="5"/></text:span><text:span text:style-name="T35">x: </text:span><text:span text:style-name="T39">vector</text:span><text:span text:style-name="T35">[1..p] </text:span><text:span text:style-name="T39">de</text:span><text:span text:style-name="T35"> entero</text:span></text:p>
      <text:p text:style-name="P29"/>
      <text:p text:style-name="P28"><text:span text:style-name="T17">funcion</text:span> cota(pas: <text:span text:style-name="T17">vector</text:span>[<text:span text:style-name="T14">0</text:span>..m<text:span text:style-name="T14">] </text:span><text:span text:style-name="T19">de</text:span><text:span text:style-name="T14"> entero</text:span>; ben, <text:span text:style-name="T14">obj</text:span>: entero<text:span text:style-name="T14">) </text:span><text:span text:style-name="T19">devuelve</text:span><text:span text:style-name="T14"> entero</text:span></text:p>
      <text:p text:style-name="P29">{pas = número de pasajeros actuales en cada estación; ben = beneficio actual; obj = índice del primer objeto a considerar}</text:p>
      <text:p text:style-name="P30"><text:span text:style-name="T17">variables</text:span> auxPas: <text:span text:style-name="T22">vector</text:span><text:span text:style-name="T37">[0..m] </text:span><text:span text:style-name="T19">de</text:span><text:span text:style-name="T14"> entero</text:span></text:p>
      <text:p text:style-name="P22">principio</text:p>
      <text:p text:style-name="P29"><text:s text:c="2"/><text:span text:style-name="T17">si</text:span> obj &gt; p <text:span text:style-name="T21">entonces</text:span><text:span text:style-name="T15"> </text:span><text:span text:style-name="T21">devuelve</text:span><text:span text:style-name="T15"> ben</text:span></text:p>
      <text:p text:style-name="P29"><text:s text:c="2"/><text:span text:style-name="T21">sino</text:span></text:p>
      <text:p text:style-name="P29"><text:span text:style-name="T21"><text:s text:c="4"/></text:span><text:span text:style-name="T23">para </text:span><text:span text:style-name="T36">i:=0 </text:span><text:span text:style-name="T23">hasta</text:span><text:span text:style-name="T36"> m </text:span><text:span text:style-name="T23">hacer</text:span></text:p>
      <text:p text:style-name="P29"><text:s text:c="6"/><text:span text:style-name="T23">si</text:span><text:span text:style-name="T36"> i &gt;= pedidos[obj].es and i &lt; pedidos[obj].el </text:span><text:span text:style-name="T23">entonces</text:span></text:p>
      <text:p text:style-name="P29"><text:s text:c="8"/><text:span text:style-name="T36">auxPas[i] := pas[i] + pedidos[obj].np</text:span></text:p>
      <text:p text:style-name="P29"><text:s text:c="6"/><text:span text:style-name="T23">sino</text:span></text:p>
      <text:p text:style-name="P29"><text:s text:c="8"/><text:span text:style-name="T36">auxPas[i] := pas[i]</text:span></text:p>
      <text:p text:style-name="P29"><text:s text:c="6"/><text:span text:style-name="T24">fsi</text:span></text:p>
      <text:p text:style-name="P29"><text:s text:c="4"/><text:span text:style-name="T23">fpara</text:span><text:span text:style-name="T36">;</text:span></text:p>
      <text:p text:style-name="P32"><text:span text:style-name="T26"><text:s text:c="4"/></text:span><text:span text:style-name="T21">si</text:span><text:span text:style-name="T27"> </text:span><text:span text:style-name="T21">existe</text:span><text:span text:style-name="T27"> i = </text:span><text:span text:style-name="T29">0</text:span><text:span text:style-name="T27">..</text:span><text:span text:style-name="T29">m</text:span><text:span text:style-name="T27">: </text:span><text:span text:style-name="T29">auxP</text:span><text:span text:style-name="T27">as[i] &gt; n </text:span><text:span text:style-name="T21">entonces</text:span><text:span text:style-name="T27"> </text:span><text:span text:style-name="T20">devuelve</text:span><text:span text:style-name="T28"> cota(pas, ben, obj+1)</text:span></text:p>
      <text:p text:style-name="P32"><text:span text:style-name="T28"><text:s text:c="4"/></text:span><text:span text:style-name="T23">sino</text:span></text:p>
      <text:p text:style-name="P32"><text:span text:style-name="T29"><text:s text:c="6"/></text:span><text:span text:style-name="T23">si</text:span><text:span text:style-name="T29"> </text:span><text:span text:style-name="T23">forall</text:span><text:span text:style-name="T29"> i = 0..m: auxPas[i] = n </text:span><text:span text:style-name="T23">entonces</text:span><text:span text:style-name="T29"> </text:span><text:span text:style-name="T23">devuelve</text:span><text:span text:style-name="T29"> </text:span><text:span text:style-name="T30">ben + pedidos[obj].b</text:span></text:p>
      <text:p text:style-name="P32"><text:span text:style-name="T30"><text:s text:c="6"/></text:span><text:span text:style-name="T24">sino</text:span></text:p>
      <text:p text:style-name="P32"><text:span text:style-name="T30"><text:s text:c="8"/></text:span><text:span text:style-name="T24">devuelve</text:span><text:span text:style-name="T30"> cota(auxPas, ben + pedidos[obj].b, obj+1)</text:span></text:p>
      <text:p text:style-name="P32"><text:span text:style-name="T30"><text:s text:c="6"/></text:span><text:span text:style-name="T24">fsi</text:span></text:p>
      <text:p text:style-name="P32"><text:span text:style-name="T30"><text:s text:c="4"/></text:span><text:span text:style-name="T24">fsi</text:span></text:p>
      <text:p text:style-name="P32"><text:span text:style-name="T30"><text:s text:c="2"/></text:span><text:span text:style-name="T24">fsi</text:span></text:p>
      <text:p text:style-name="P23"><text:span text:style-name="T25">f</text:span>in</text:p>
      <text:p text:style-name="P23"/>
      <text:p text:style-name="P24">funcion <text:span text:style-name="T26">calcularPas(j: entero) </text:span>devuelve<text:span text:style-name="T26"> </text:span><text:span text:style-name="T37">vector</text:span><text:span text:style-name="T32">[</text:span><text:span text:style-name="T33">0</text:span><text:span text:style-name="T32">..m</text:span><text:span text:style-name="T33">] </text:span><text:span text:style-name="T14">de</text:span><text:span text:style-name="T33"> entero</text:span></text:p>
      <text:p text:style-name="P25"><text:span text:style-name="T33">{</text:span><text:span text:style-name="T26">j = índice del último objeto a considerar}</text:span></text:p>
      <text:p text:style-name="P31"><text:span text:style-name="T17">variables</text:span><text:span text:style-name="T26"> </text:span><text:span text:style-name="T38">pas</text:span><text:span text:style-name="T26">: </text:span><text:span text:style-name="T22">vector</text:span><text:span text:style-name="T37">[0..m] </text:span><text:span text:style-name="T19">de</text:span><text:span text:style-name="T14"> entero</text:span></text:p>
      <text:p text:style-name="P24">principio</text:p>
      <text:p text:style-name="P24"><text:span text:style-name="T26"><text:s text:c="2"/></text:span><text:span text:style-name="T38">para</text:span><text:span text:style-name="T34"> i := 0 </text:span><text:span text:style-name="T38">hasta</text:span><text:span text:style-name="T34"> m </text:span><text:span text:style-name="T38">hacer</text:span></text:p>
      <text:p text:style-name="P40"><text:s text:c="4"/>pas[i] := 0</text:p>
      <text:p text:style-name="P24"><text:span text:style-name="T34"><text:s text:c="2"/></text:span><text:span text:style-name="T38">fpara</text:span><text:span text:style-name="T34">;</text:span></text:p>
      <text:p text:style-name="P24"><text:span text:style-name="T34"><text:s text:c="2"/></text:span><text:span text:style-name="T38">para</text:span><text:span text:style-name="T34"> i := 1 </text:span><text:span text:style-name="T38">hasta</text:span><text:span text:style-name="T34"> j </text:span><text:span text:style-name="T38">hacer</text:span></text:p>
      <text:p text:style-name="P24"><text:span text:style-name="T34"><text:s text:c="4"/></text:span><text:span text:style-name="T38">si</text:span><text:span text:style-name="T34"> </text:span><text:span text:style-name="T35">x</text:span><text:span text:style-name="T10">[i] = 1 </text:span><text:span text:style-name="T11">entonces</text:span></text:p>
      <text:p text:style-name="P24"><text:span text:style-name="T10"><text:s text:c="6"/></text:span><text:span text:style-name="T11">para</text:span><text:span text:style-name="T10"> k := pedidos[i].es </text:span><text:span text:style-name="T11">hasta</text:span><text:span text:style-name="T10"> pedidos[i].el-1 </text:span><text:span text:style-name="T11">hacer</text:span></text:p>
      <text:p text:style-name="P41"><text:s text:c="8"/>pas[k] := pas[k] + pedidos[i].np</text:p>
      <text:p text:style-name="P24"><text:span text:style-name="T10"><text:s text:c="6"/></text:span><text:span text:style-name="T11">fpara</text:span></text:p>
      <text:p text:style-name="P24"><text:span text:style-name="T10"><text:s text:c="4"/></text:span><text:span text:style-name="T11">fsi</text:span></text:p>
      <text:p text:style-name="P24"><text:span text:style-name="T10"><text:s text:c="2"/></text:span><text:span text:style-name="T11">fpara</text:span></text:p>
      <text:p text:style-name="P26"><text:span text:style-name="T11">f</text:span><text:span text:style-name="T4">in</text:span></text:p>
      <text:p text:style-name="P17"/>
      <text:p text:style-name="P17"><draw:frame draw:style-name="fr1" draw:name="Objeto5" text:anchor-type="as-char" svg:y="-1.24cm" svg:width="11.793cm" svg:height="2.328cm" draw:z-index="9"><draw:object xlink:href="./Object 5" xlink:type="simple" xlink:show="embed" xlink:actuate="onLoad"/><draw:image xlink:href="./ObjectReplacements/Object 5" xlink:type="simple" xlink:show="embed" xlink:actuate="onLoad"/><svg:desc>fórmula</svg:desc></draw:frame></text:p>
      <text:p text:style-name="P17"/>
      <text:p text:style-name="P17"/>
      <text:p text:style-name="P17"/>
      <text:p text:style-name="P16"><text:soft-page-break/>Definición de la función de <text:span text:style-name="T40">poda u</text:span></text:p>
      <text:p text:style-name="P19">Si x es un nodo de nivel j, con<draw:frame draw:style-name="fr1" draw:name="Objeto6" text:anchor-type="as-char" svg:y="-0.377cm" svg:width="1.736cm" svg:height="0.467cm" draw:z-index="10"><draw:object xlink:href="./Object 6" xlink:type="simple" xlink:show="embed" xlink:actuate="onLoad"/><draw:image xlink:href="./ObjectReplacements/Object 6" xlink:type="simple" xlink:show="embed" xlink:actuate="onLoad"/></draw:frame>se han asignado ya valores a x<text:span text:style-name="T3">i</text:span><text:span text:style-name="T4">, </text:span><text:span text:style-name="T4"><draw:frame draw:style-name="fr1" draw:name="Objeto7" text:anchor-type="as-char" svg:y="-0.377cm" svg:width="1.596cm" svg:height="0.467cm" draw:z-index="11"><draw:object xlink:href="./Object 7" xlink:type="simple" xlink:show="embed" xlink:actuate="onLoad"/><draw:image xlink:href="./ObjectReplacements/Object 7" xlink:type="simple" xlink:show="embed" xlink:actuate="onLoad"/></draw:frame></text:span><text:span text:style-name="T4">por tanto:</text:span></text:p>
      <text:p text:style-name="P19"><text:span text:style-name="T4"><text:tab/></text:span><text:span text:style-name="T4"><draw:frame draw:style-name="fr1" draw:name="Objeto8" text:anchor-type="as-char" svg:y="-0.713cm" svg:width="3.748cm" svg:height="1.139cm" draw:z-index="12"><draw:object xlink:href="./Object 8" xlink:type="simple" xlink:show="embed" xlink:actuate="onLoad"/><draw:image xlink:href="./ObjectReplacements/Object 8" xlink:type="simple" xlink:show="embed" xlink:actuate="onLoad"/></draw:frame></text:span></text:p>
      <text:p text:style-name="P38">Decisiones tomadas</text:p>
      <text:p text:style-name="P44">Cada bloque se resuelve de manera independiente y secuencial (se podrían calcular en paralelo si importara el tiempo de ejecución total, pero en este caso el tiempo a considerar es el de resolución de cada bloque).</text:p>
      <text:p text:style-name="P44"/>
      <text:p text:style-name="P44">La información del tren correspondiente a cada bloque se almacena en un TAD de tipo Tren.</text:p>
      <text:p text:style-name="P44"/>
      <text:p text:style-name="P44">Los pedidos forman una lista enlazada, que previamente ha sido ordenada, <text:span text:style-name="T42">y cada pedido almacena información del pedido correspondiente, un puntero al tren de su bloque y un puntero al siguiente pedido.</text:span></text:p>
      <text:p text:style-name="P42"/>
      <text:p text:style-name="P42">Se ha utilizado el heap de mínimos de la práctica anterior (adaptado para tipos de datos genéricos) para ordenar los pedidos de cada bloque por su beneficio y de manera descendente.</text:p>
      <text:p text:style-name="P42"/>
      <text:p text:style-name="P43">Además, se ha utilizado el heap de mínimos para expandir siempre el nodo con mayor beneficio. Sólo se insertan en el heap los nodos factibles que no han sido podados. </text:p>
      <text:p text:style-name="P43"><text:span text:style-name="T41">En el caso de que sea un nodo hoja (posible solución) se inserta en otro heap de soluciones, en el que su cima será la mejor solución cuando ya no queden más nodos en el heap de nodos factibles.</text:span></text:p>
      <text:p text:style-name="P43"/>
      <text:p text:style-name="P44">El árbol (binario) de exploración está formado por nodos que a su vez son del tipo árbol e incluyen datos correspondientes al pedido y otros datos precalculados (ej. beneficio) para acelerar los cálculos posteriores.</text:p>
      <text:p text:style-name="P44">Cada nodo tiene acceso a su padre y a sus hijos (en el caso de que el nodo haya sido expan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 svg:font-family="Consola"/>
    <style:font-face style:name="TeX Gyre Termes" svg:font-family="'TeX Gyre Termes'"/>
    <style:font-face style:name="Arial1"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353cm" loext:contextual-spacing="false" fo:line-height="100%" fo:text-align="justify" style:justify-single-word="false" fo:keep-together="always" fo:keep-with-next="always"/>
      <style:text-properties fo:color="#073763"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color="#073763"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564cm" fo:margin-bottom="0.353cm" loext:contextual-spacing="false" fo:line-height="100%" fo:text-align="justify" style:justify-single-word="false" fo:keep-together="always" fo:keep-with-next="always"/>
      <style:text-properties fo:color="#073763"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353cm" loext:contextual-spacing="false" fo:line-height="100%" fo:text-align="justify" style:justify-single-word="false" fo:keep-together="always" fo:keep-with-next="always"/>
      <style:text-properties fo:color="#073763"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style:master-page style:name="First_20_Page" style:display-name="First Page" style:page-layout-name="Mpm2"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8-19T17:39:37.305166394</dc:date>
    <meta:editing-duration>PT1H11M41S</meta:editing-duration>
    <meta:editing-cycles>14</meta:editing-cycles>
    <meta:document-statistic meta:table-count="0" meta:image-count="0" meta:object-count="8" meta:page-count="4" meta:paragraph-count="79" meta:word-count="705" meta:character-count="4096" meta:non-whitespace-character-count="3273"/>
  </office:meta>
</office:document-meta>
</file>

<file path=Object 1/content.xml><?xml version="1.0" encoding="utf-8"?>
<math xmlns="http://www.w3.org/1998/Math/MathML" display="block">
  <semantics>
    <mrow>
      <mrow>
        <mo fence="true" stretchy="false">(</mo>
        <mrow>
          <mrow>
            <mrow>
              <munder>
                <mo stretchy="false">∑</mo>
                <mrow>
                  <mi>i</mi>
                  <mo stretchy="false">=</mo>
                  <mn>1</mn>
                </mrow>
              </munder>
              <mi>z</mi>
            </mrow>
            <mo stretchy="false">=</mo>
            <mrow>
              <mo fence="true" stretchy="true">{</mo>
              <mrow>
                <mtable>
                  <mtr>
                    <mtd>
                      <mrow>
                        <mrow>
                          <msub>
                            <mi mathvariant="italic">np</mi>
                            <mi>i</mi>
                          </msub>
                          <mo stretchy="false">×</mo>
                          <msub>
                            <mi>x</mi>
                            <mi>i</mi>
                          </msub>
                        </mrow>
                        <mi>,</mi>
                        <mspace width="2em"/>
                        <mrow>
                          <mi>i</mi>
                          <mo stretchy="false">≥</mo>
                          <mrow>
                            <msub>
                              <mi mathvariant="italic">es</mi>
                              <mi>i</mi>
                            </msub>
                            <mo stretchy="false">∧</mo>
                            <mi>i</mi>
                          </mrow>
                          <mo stretchy="false">&lt;</mo>
                          <msub>
                            <mi mathvariant="italic">el</mi>
                            <mi>i</mi>
                          </msub>
                        </mrow>
                      </mrow>
                    </mtd>
                  </mtr>
                  <mtr>
                    <mtd>
                      <mrow>
                        <mn>0,</mn>
                        <mspace width="2em"/>
                        <mrow>
                          <mo stretchy="false">¬</mo>
                          <mrow>
                            <mo fence="true" stretchy="false">(</mo>
                            <mrow>
                              <mrow>
                                <mi>i</mi>
                                <mo stretchy="false">≥</mo>
                                <mrow>
                                  <msub>
                                    <mi mathvariant="italic">es</mi>
                                    <mi>i</mi>
                                  </msub>
                                  <mo stretchy="false">∧</mo>
                                  <mi>i</mi>
                                </mrow>
                                <mo stretchy="false">&lt;</mo>
                                <msub>
                                  <mi mathvariant="italic">el</mi>
                                  <mi>i</mi>
                                </msub>
                              </mrow>
                            </mrow>
                            <mo fence="true" stretchy="false">)</mo>
                          </mrow>
                        </mrow>
                      </mrow>
                    </mtd>
                  </mtr>
                </mtable>
              </mrow>
              <mo fence="true" stretchy="true">}</mo>
            </mrow>
          </mrow>
        </mrow>
        <mo fence="true" stretchy="false">)</mo>
      </mrow>
      <mo stretchy="false">≤</mo>
      <mi>n</mi>
    </mrow>
    <annotation encoding="StarMath 5.0">( sum from{i=1} z = left lbrace binom{np_{i} times x_{i}, ~ i &gt;= es_{i} AND i &lt; el_{i}}{0, ~ neg (i &gt;= es_{i} AND i &lt; el_{i})} right rbrace ) &lt;= n </annotation>
  </semantics>
</math>
</file>

<file path=Object 2/content.xml><?xml version="1.0" encoding="utf-8"?>
<math xmlns="http://www.w3.org/1998/Math/MathML" display="block">
  <semantics>
    <mrow>
      <msub>
        <mi>b</mi>
        <mi>i</mi>
      </msub>
      <mo stretchy="false">=</mo>
      <mrow>
        <mrow>
          <mo fence="true" stretchy="false">(</mo>
          <mrow>
            <mrow>
              <msub>
                <mi mathvariant="italic">el</mi>
                <mi>i</mi>
              </msub>
              <mo stretchy="false">−</mo>
              <msub>
                <mi mathvariant="italic">es</mi>
                <mi>i</mi>
              </msub>
            </mrow>
          </mrow>
          <mo fence="true" stretchy="false">)</mo>
        </mrow>
        <mo stretchy="false">×</mo>
        <msub>
          <mi mathvariant="italic">np</mi>
          <mi>i</mi>
        </msub>
      </mrow>
    </mrow>
    <annotation encoding="StarMath 5.0">b_i = ( el_i - es_i ) times np_i </annotation>
  </semantics>
</math>
</file>

<file path=Object 3/content.xml><?xml version="1.0" encoding="utf-8"?>
<math xmlns="http://www.w3.org/1998/Math/MathML" display="block">
  <semantics>
    <mrow>
      <mi mathvariant="italic">min</mi>
      <mo stretchy="false">−</mo>
      <mrow>
        <mrow>
          <munderover>
            <mo stretchy="false">∑</mo>
            <mrow>
              <mi>i</mi>
              <mo stretchy="false">=</mo>
              <mn>1</mn>
            </mrow>
            <mi>p</mi>
          </munderover>
          <msub>
            <mi>b</mi>
            <mi>i</mi>
          </msub>
        </mrow>
        <mo stretchy="false">×</mo>
        <msub>
          <mi>x</mi>
          <mi>i</mi>
        </msub>
      </mrow>
    </mrow>
    <annotation encoding="StarMath 5.0">min - sum from{i=1} to{p} b_i times x_i</annotation>
  </semantics>
</math>
</file>

<file path=Object 4/content.xml><?xml version="1.0" encoding="utf-8"?>
<math xmlns="http://www.w3.org/1998/Math/MathML" display="block">
  <semantics>
    <mrow>
      <mi>c</mi>
      <mrow>
        <mrow>
          <mo fence="true" stretchy="false">(</mo>
          <mrow>
            <mi>x</mi>
          </mrow>
          <mo fence="true" stretchy="false">)</mo>
        </mrow>
        <mo stretchy="false">=</mo>
        <mrow>
          <mo fence="true" stretchy="true">{</mo>
          <mrow>
            <mtable>
              <mtr>
                <mtd>
                  <mrow>
                    <mrow>
                      <mrow>
                        <mo stretchy="false">−</mo>
                        <mrow>
                          <munderover>
                            <mo stretchy="false">∑</mo>
                            <mrow>
                              <mi>i</mi>
                              <mo stretchy="false">=</mo>
                              <mn>1</mn>
                            </mrow>
                            <mi>p</mi>
                          </munderover>
                          <msub>
                            <mi>b</mi>
                            <mi>i</mi>
                          </msub>
                        </mrow>
                      </mrow>
                      <mo stretchy="false">×</mo>
                      <msub>
                        <mi>x</mi>
                        <mi>i</mi>
                      </msub>
                    </mrow>
                    <mi>,</mi>
                    <mspace width="2.5em"/>
                    <mi mathvariant="italic">si</mi>
                    <mspace width="0.5em"/>
                    <mi>x</mi>
                    <mspace width="0.5em"/>
                    <mi mathvariant="italic">nodo</mi>
                    <mspace width="0.5em"/>
                    <mi mathvariant="italic">solución</mi>
                    <mspace width="0.5em"/>
                    <mi mathvariant="italic">factible</mi>
                  </mrow>
                </mtd>
              </mtr>
              <mtr>
                <mtd>
                  <mspace width="2em"/>
                </mtd>
              </mtr>
              <mtr>
                <mtd>
                  <mrow>
                    <mi mathvariant="normal">∞</mi>
                    <mi>,</mi>
                    <mspace width="2.5em"/>
                    <mi mathvariant="italic">si</mi>
                    <mspace width="0.5em"/>
                    <mi>x</mi>
                    <mspace width="0.5em"/>
                    <mi mathvariant="italic">nodo</mi>
                    <mspace width="0.5em"/>
                    <mi mathvariant="italic">solución</mi>
                    <mspace width="0.5em"/>
                    <mi mathvariant="italic">no</mi>
                    <mspace width="0.5em"/>
                    <mi mathvariant="italic">factible</mi>
                  </mrow>
                </mtd>
              </mtr>
              <mtr>
                <mtd>
                  <mspace width="2em"/>
                </mtd>
              </mtr>
              <mtr>
                <mtd>
                  <mrow>
                    <mi mathvariant="italic">min</mi>
                    <mrow>
                      <mo fence="true" stretchy="false">(</mo>
                      <mrow>
                        <mrow>
                          <mi>c</mi>
                          <mrow>
                            <mo fence="true" stretchy="false">(</mo>
                            <mrow>
                              <msub>
                                <mi>x</mi>
                                <mi mathvariant="italic">izq</mi>
                              </msub>
                            </mrow>
                            <mo fence="true" stretchy="false">)</mo>
                          </mrow>
                          <mi>,</mi>
                          <mi>c</mi>
                          <mrow>
                            <mo fence="true" stretchy="false">(</mo>
                            <mrow>
                              <msub>
                                <mi>x</mi>
                                <mi mathvariant="italic">der</mi>
                              </msub>
                            </mrow>
                            <mo fence="true" stretchy="false">)</mo>
                          </mrow>
                        </mrow>
                      </mrow>
                      <mo fence="true" stretchy="false">)</mo>
                    </mrow>
                    <mi>,</mi>
                    <mspace width="2.5em"/>
                    <mi mathvariant="italic">si</mi>
                    <mspace width="0.5em"/>
                    <mi>x</mi>
                    <mspace width="0.5em"/>
                    <mi mathvariant="italic">nodo</mi>
                    <mspace width="0.5em"/>
                    <mi mathvariant="italic">no</mi>
                    <mspace width="0.5em"/>
                    <mi mathvariant="italic">hoja</mi>
                  </mrow>
                </mtd>
              </mtr>
            </mtable>
          </mrow>
          <mo fence="true" stretchy="true">}</mo>
        </mrow>
      </mrow>
    </mrow>
    <annotation encoding="StarMath 5.0">c( x ) = left lbrace stack{- sum from{i=1} to{p} b_i times x_i, ~ `si `x `nodo `solución `factible  #~# infinity, ~ `si `x `nodo `solución `no `factible #~# min(c(x_izq), c(x_der)), ~ `si `x `nodo `no `hoja}  right rbrace </annotation>
  </semantics>
</math>
</file>

<file path=Object 5/content.xml><?xml version="1.0" encoding="utf-8"?>
<math xmlns="http://www.w3.org/1998/Math/MathML" display="block">
  <semantics>
    <mrow>
      <mi>ĉ</mi>
      <mrow>
        <mrow>
          <mo fence="true" stretchy="false">(</mo>
          <mrow>
            <mi>x</mi>
          </mrow>
          <mo fence="true" stretchy="false">)</mo>
        </mrow>
        <mo stretchy="false">=</mo>
        <mrow>
          <mo fence="true" stretchy="true">{</mo>
          <mrow>
            <mtable>
              <mtr>
                <mtd>
                  <mrow>
                    <mrow>
                      <mo stretchy="false">−</mo>
                      <mi mathvariant="italic">cota</mi>
                    </mrow>
                    <mrow>
                      <mo fence="true" stretchy="false">(</mo>
                      <mrow>
                        <mrow>
                          <mi mathvariant="italic">calcularPas</mi>
                          <mrow>
                            <mo fence="true" stretchy="false">(</mo>
                            <mrow>
                              <mi>j</mi>
                            </mrow>
                            <mo fence="true" stretchy="false">)</mo>
                          </mrow>
                          <mi>,</mi>
                          <mrow>
                            <mrow>
                              <munderover>
                                <mo stretchy="false">∑</mo>
                                <mrow>
                                  <mi>i</mi>
                                  <mo stretchy="false">=</mo>
                                  <mn>1</mn>
                                </mrow>
                                <mi>j</mi>
                              </munderover>
                              <msub>
                                <mi>b</mi>
                                <mi>i</mi>
                              </msub>
                            </mrow>
                            <mo stretchy="false">×</mo>
                            <msub>
                              <mi>x</mi>
                              <mi>i</mi>
                            </msub>
                          </mrow>
                          <mi>,</mi>
                          <mrow>
                            <mi>j</mi>
                            <mo stretchy="false">+</mo>
                            <mn>1</mn>
                          </mrow>
                        </mrow>
                      </mrow>
                      <mo fence="true" stretchy="false">)</mo>
                    </mrow>
                    <mi>,</mi>
                    <mspace width="2.5em"/>
                    <mi mathvariant="italic">si</mi>
                    <mspace width="0.5em"/>
                    <mi>x</mi>
                    <mspace width="0.5em"/>
                    <mi mathvariant="italic">nodo</mi>
                    <mspace width="0.5em"/>
                    <mi mathvariant="italic">factible</mi>
                  </mrow>
                </mtd>
              </mtr>
              <mtr>
                <mtd>
                  <mspace width="2em"/>
                </mtd>
              </mtr>
              <mtr>
                <mtd>
                  <mrow>
                    <mi mathvariant="normal">∞</mi>
                    <mi>,</mi>
                    <mspace width="2.5em"/>
                    <mi mathvariant="italic">si</mi>
                    <mspace width="0.5em"/>
                    <mi>x</mi>
                    <mspace width="0.5em"/>
                    <mi mathvariant="italic">nodo</mi>
                    <mspace width="0.5em"/>
                    <mi mathvariant="italic">no</mi>
                    <mspace width="0.5em"/>
                    <mi mathvariant="italic">factible</mi>
                  </mrow>
                </mtd>
              </mtr>
            </mtable>
          </mrow>
          <mo fence="true" stretchy="true">}</mo>
        </mrow>
      </mrow>
    </mrow>
    <annotation encoding="StarMath 5.0">ĉ( x ) = left lbrace stack{-cota(calcularPas(j), sum from{i=1} to{j} b_i times x_i, j+1 ), ~ `si `x `nodo `factible  #~# infinity, ~ `si `x `nodo `no `factible}  right rbrace </annotation>
  </semantics>
</math>
</file>

<file path=Object 6/content.xml><?xml version="1.0" encoding="utf-8"?>
<math xmlns="http://www.w3.org/1998/Math/MathML" display="block">
  <semantics>
    <mrow>
      <mrow>
        <mn>1</mn>
        <mo stretchy="false">≤</mo>
        <mi>j</mi>
        <mo stretchy="false">≤</mo>
        <mi>p</mi>
      </mrow>
      <mi>,</mi>
    </mrow>
    <annotation encoding="StarMath 5.0">1 &lt;= j &lt;= p,</annotation>
  </semantics>
</math>
</file>

<file path=Object 7/content.xml><?xml version="1.0" encoding="utf-8"?>
<math xmlns="http://www.w3.org/1998/Math/MathML" display="block">
  <semantics>
    <mrow>
      <mrow>
        <mn>1</mn>
        <mo stretchy="false">≤</mo>
        <mi>i</mi>
        <mo stretchy="false">≤</mo>
        <mi>j</mi>
      </mrow>
      <mi>,</mi>
    </mrow>
    <annotation encoding="StarMath 5.0">1 &lt;= i &lt;= j,</annotation>
  </semantics>
</math>
</file>

<file path=Object 8/content.xml><?xml version="1.0" encoding="utf-8"?>
<math xmlns="http://www.w3.org/1998/Math/MathML" display="block">
  <semantics>
    <mrow>
      <mi>c</mi>
      <mrow>
        <mrow>
          <mo fence="true" stretchy="false">(</mo>
          <mrow>
            <mi>x</mi>
          </mrow>
          <mo fence="true" stretchy="false">)</mo>
        </mrow>
        <mo stretchy="false">≤</mo>
        <mrow>
          <mrow>
            <mo stretchy="false">−</mo>
            <mrow>
              <munderover>
                <mo stretchy="false">∑</mo>
                <mrow>
                  <mi>i</mi>
                  <mo stretchy="false">=</mo>
                  <mn>1</mn>
                </mrow>
                <mi>j</mi>
              </munderover>
              <msub>
                <mi>b</mi>
                <mi>i</mi>
              </msub>
            </mrow>
          </mrow>
          <mo stretchy="false">×</mo>
          <msub>
            <mi>x</mi>
            <mi>i</mi>
          </msub>
        </mrow>
        <mo stretchy="false">=</mo>
        <mi>u</mi>
      </mrow>
    </mrow>
    <annotation encoding="StarMath 5.0">c( x ) &lt;= - sum from{i=1} to{j} b_i times x_i = u </annotation>
  </semantics>
</math>
</file>